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sans-serif"/>
  </office:font-face-decls>
  <office:automatic-styles>
    <style:style style:name="P1" style:family="paragraph" style:parent-style-name="Text_20_body">
      <style:paragraph-properties fo:line-height="160%"/>
      <style:text-properties fo:color="#333333" loext:opacity="100%" style:font-name="apple-system"/>
    </style:style>
    <style:style style:name="P2" style:family="paragraph" style:parent-style-name="Heading_20_3">
      <style:paragraph-properties fo:line-height="160%"/>
    </style:style>
    <style:style style:name="P3" style:family="paragraph" style:parent-style-name="Text_20_body">
      <style:paragraph-properties fo:line-height="160%"/>
    </style:style>
    <style:style style:name="P4" style:family="paragraph" style:parent-style-name="Text_20_body" style:list-style-name="L1">
      <style:paragraph-properties fo:margin-top="0cm" fo:margin-bottom="0cm" style:contextual-spacing="false" fo:line-height="160%"/>
    </style:style>
    <style:style style:name="P5" style:family="paragraph" style:parent-style-name="Text_20_body" style:list-style-name="L1">
      <style:paragraph-properties fo:line-height="160%"/>
    </style:style>
    <style:style style:name="P6" style:family="paragraph" style:parent-style-name="Text_20_body" style:list-style-name="L2">
      <style:paragraph-properties fo:margin-top="0cm" fo:margin-bottom="0cm" style:contextual-spacing="false" fo:line-height="160%"/>
      <style:text-properties fo:color="#333333" loext:opacity="100%" style:font-name="apple-system"/>
    </style:style>
    <style:style style:name="P7" style:family="paragraph" style:parent-style-name="Text_20_body" style:list-style-name="L2">
      <style:paragraph-properties fo:line-height="160%"/>
      <style:text-properties fo:color="#333333" loext:opacity="100%" style:font-name="apple-system"/>
    </style:style>
    <style:style style:name="P8" style:family="paragraph" style:parent-style-name="Text_20_body" style:list-style-name="L3">
      <style:paragraph-properties fo:margin-top="0cm" fo:margin-bottom="0cm" style:contextual-spacing="false" fo:line-height="160%"/>
    </style:style>
    <style:style style:name="P9" style:family="paragraph" style:parent-style-name="Text_20_body" style:list-style-name="L3">
      <style:paragraph-properties fo:line-height="160%"/>
    </style:style>
    <style:style style:name="T1" style:family="text">
      <style:text-properties fo:color="#333333" loext:opacity="100%" style:font-name="apple-system"/>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You</text:span></text:span><text:span text:style-name="T1">:</text:span></text:h>
      <text:p text:style-name="P1">Du bist Personalchef eines großen IT Internehmens das unter anderem Softwarprojekte mit SpringBoot umsetzt: Stell Dir vor, Du bekommst eine Bewerbung von einem Java-Ingenieur der bisher im technischen Bereich tätig war, und der nun SpringBoot neu lernt. Zum Darstellen seines Kenntnissstandes und seines Interesses bietet der Ingenieur eine Probearbeit zu seinen neu erlernten SpringBoot-Kenntnissen an. Welches Thema würde Dir als Personalchef aus der Masse der Bewerbungen heraus auffallen, sodass Du es näher betrachten möchtest.</text:p>
      <text:h text:style-name="P2" text:outline-level="3"><text:span text:style-name="Strong_20_Emphasis"><text:span text:style-name="T1">gemma3:27b</text:span></text:span><text:span text:style-name="T1">:</text:span></text:h>
      <text:p text:style-name="P1">Als Personalchef, der ständig nach talentierten Spring Boot-Entwicklern sucht, würde mir eine Bewerbung mit einer angebotenen Probearbeit besonders auffallen, wenn das Thema der Probearbeit folgende Aspekte vereint:</text:p>
      <text:p text:style-name="P3"><text:span text:style-name="Strong_20_Emphasis"><text:span text:style-name="T1">Das Thema: Eine einfache REST-API für ein typisches Unternehmensproblem mit Fokus auf Best Practices</text:span></text:span></text:p>
      <text:p text:style-name="P1">Hier sind die Gründe, warum dieses Thema herausstechen würde und welche konkreten Elemente ich erwarten würde:</text:p>
      <text:list text:style-name="L1">
        <text:list-item>
          <text:p text:style-name="P4"><text:span text:style-name="Strong_20_Emphasis"><text:span text:style-name="T1">Relevanz für unseren Alltag:</text:span></text:span><text:span text:style-name="T1"> Wir entwickeln viel Software für interne und externe Kunden. Eine einfache REST-API ist ein Baustein, der in fast jedem unserer Projekte vorkommt. Das zeigt, dass der Kandidat verstanden hat, was wir machen. </text:span></text:p>
        </text:list-item>
        <text:list-item>
          <text:p text:style-name="P4"><text:span text:style-name="Strong_20_Emphasis"><text:span text:style-name="T1">Konkretes Beispiel statt Theorie:</text:span></text:span><text:span text:style-name="T1"> Es geht nicht darum, ein komplexes Spiel oder eine vollumfängliche Anwendung zu entwickeln. Der Fokus liegt auf der Demonstration der Kernkompetenzen in Spring Boot. </text:span></text:p>
        </text:list-item>
        <text:list-item>
          <text:p text:style-name="P4"><text:span text:style-name="Strong_20_Emphasis"><text:span text:style-name="T1">Praktische Anwendung von Best Practices:</text:span></text:span><text:span text:style-name="T1"> Ich achte auf folgende Aspekte im Code:</text:span></text:p>
          <text:list>
            <text:list-item>
              <text:p text:style-name="P4"><text:span text:style-name="Strong_20_Emphasis"><text:span text:style-name="T1">Schichtarchitektur:</text:span></text:span><text:span text:style-name="T1"> Klare Trennung von Controller, Service und Datenzugriffsschicht (Repository). </text:span></text:p>
            </text:list-item>
            <text:list-item>
              <text:p text:style-name="P4"><text:soft-page-break/><text:span text:style-name="Strong_20_Emphasis"><text:span text:style-name="T1">Dependency Injection:</text:span></text:span><text:span text:style-name="T1"> Korrekte Nutzung von </text:span><text:span text:style-name="Source_20_Text"><text:span text:style-name="T1">@Autowired</text:span></text:span><text:span text:style-name="T1"> oder Konstruktor-Injektion. </text:span></text:p>
            </text:list-item>
            <text:list-item>
              <text:p text:style-name="P4"><text:span text:style-name="Strong_20_Emphasis"><text:span text:style-name="T1">Datenmodellierung:</text:span></text:span><text:span text:style-name="T1"> Sinnvolle Entitäten und Beziehungen. </text:span></text:p>
            </text:list-item>
            <text:list-item>
              <text:p text:style-name="P4"><text:span text:style-name="Strong_20_Emphasis"><text:span text:style-name="T1">RESTful-Design:</text:span></text:span><text:span text:style-name="T1"> Einhaltung von REST-Konventionen (HTTP-Methoden, Statuscodes). </text:span></text:p>
            </text:list-item>
            <text:list-item>
              <text:p text:style-name="P4"><text:span text:style-name="Strong_20_Emphasis"><text:span text:style-name="T1">Fehlerbehandlung:</text:span></text:span><text:span text:style-name="T1"> Robuste Fehlerbehandlung und sinnvolle Fehlermeldungen. </text:span></text:p>
            </text:list-item>
            <text:list-item>
              <text:p text:style-name="P4"><text:span text:style-name="Strong_20_Emphasis"><text:span text:style-name="T1">Logging:</text:span></text:span><text:span text:style-name="T1"> Verwendung von Logging-Frameworks für Debugging und Monitoring. </text:span></text:p>
            </text:list-item>
            <text:list-item>
              <text:p text:style-name="P4"><text:span text:style-name="Strong_20_Emphasis"><text:span text:style-name="T1">Tests:</text:span></text:span><text:span text:style-name="T1"> Unit-Tests für die Service-Schicht und Integrationstests für die API. </text:span></text:p>
            </text:list-item>
          </text:list>
        </text:list-item>
        <text:list-item>
          <text:p text:style-name="P4"><text:span text:style-name="Strong_20_Emphasis"><text:span text:style-name="T1">Datenbankanbindung:</text:span></text:span><text:span text:style-name="T1"> Die Nutzung einer In-Memory-Datenbank (z.B. H2) oder einer einfachen relationale Datenbank (z.B. PostgreSQL in Docker) zeigt, dass der Kandidat auch Daten persistieren kann. </text:span></text:p>
        </text:list-item>
        <text:list-item>
          <text:p text:style-name="P5"><text:span text:style-name="Strong_20_Emphasis"><text:span text:style-name="T1">Dokumentation:</text:span></text:span><text:span text:style-name="T1"> Eine kurze README-Datei, die das Projekt beschreibt, die API-Endpunkte dokumentiert und die Schritte zur Ausführung erläutert, ist ein Plus. </text:span></text:p>
        </text:list-item>
      </text:list>
      <text:p text:style-name="P3"><text:span text:style-name="Strong_20_Emphasis"><text:span text:style-name="T1">Beispiel-Thema für die Probearbeit:</text:span></text:span></text:p>
      <text:p text:style-name="P1">"Entwickeln Sie eine REST-API für eine einfache Aufgabenliste (To-Do-Liste). Die API soll folgende Funktionen unterstützen:</text:p>
      <text:list text:style-name="L2">
        <text:list-item>
          <text:p text:style-name="P6">Erstellen einer Aufgabe </text:p>
        </text:list-item>
        <text:list-item>
          <text:p text:style-name="P6">Abrufen aller Aufgaben </text:p>
        </text:list-item>
        <text:list-item>
          <text:p text:style-name="P6">Abrufen einer einzelnen Aufgabe anhand der ID </text:p>
        </text:list-item>
        <text:list-item>
          <text:p text:style-name="P6">Aktualisieren einer Aufgabe </text:p>
        </text:list-item>
        <text:list-item>
          <text:p text:style-name="P7">Löschen einer Aufgabe" </text:p>
        </text:list-item>
      </text:list>
      <text:p text:style-name="P3"><text:span text:style-name="Strong_20_Emphasis"><text:span text:style-name="T1">Warum gerade dieses Thema?</text:span></text:span></text:p>
      <text:p text:style-name="P1">Es ist nicht zu komplex, aber auch nicht zu trivial. Es erlaubt dem Kandidaten, die grundlegenden Konzepte von Spring Boot zu demonstrieren und gleichzeitig seine Fähigkeit zu zeigen, sauberen und wartbaren Code zu schreiben.</text:p>
      <text:p text:style-name="P3"><text:soft-page-break/><text:span text:style-name="Strong_20_Emphasis"><text:span text:style-name="T1">Was ich in der Bewerbung sehen möchte:</text:span></text:span></text:p>
      <text:list text:style-name="L3">
        <text:list-item>
          <text:p text:style-name="P8"><text:span text:style-name="Strong_20_Emphasis"><text:span text:style-name="T1">Link zum Code-Repository:</text:span></text:span><text:span text:style-name="T1"> (z.B. GitHub, GitLab). Das ist für mich der wichtigste Punkt. Ich möchte den Code sehen und ihn selbst beurteilen können. </text:span></text:p>
        </text:list-item>
        <text:list-item>
          <text:p text:style-name="P8"><text:span text:style-name="Strong_20_Emphasis"><text:span text:style-name="T1">Kurze Beschreibung des Ansatzes:</text:span></text:span><text:span text:style-name="T1"> Der Kandidat sollte kurz erklären, wie er das Problem angegangen ist und welche Entscheidungen er getroffen hat. </text:span></text:p>
        </text:list-item>
        <text:list-item>
          <text:p text:style-name="P9"><text:span text:style-name="Strong_20_Emphasis"><text:span text:style-name="T1">Erwähnung der gelernten Ressourcen:</text:span></text:span><text:span text:style-name="T1"> Es ist positiv, wenn der Kandidat erwähnt, welche Tutorials, Kurse oder Bücher er verwendet hat, um Spring Boot zu lernen. Das zeigt Engagement und Lernbereitschaft. </text:span></text:p>
        </text:list-item>
      </text:list>
      <text:p text:style-name="P3"><text:span text:style-name="Strong_20_Emphasis"><text:span text:style-name="T1">Zusammenfassend:</text:span></text:span></text:p>
      <text:p text:style-name="P1">Eine Probearbeit zu einem relevanten, praxisnahen Thema, die Best Practices berücksichtigt und in einem Code-Repository zugänglich ist, würde mich sofort positiv auffallen lassen und mich dazu bringen, die Bewerbung genauer zu prüfen. Es zeigt Initiative, Lernbereitschaft und die Fähigkeit, theoretisches Wissen in praktische Fähigkeiten umzusetze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7T14:36:26.395627200</meta:creation-date>
    <dc:date>2026-01-07T14:43:28.499338700</dc:date>
    <meta:editing-duration>PT7M2S</meta:editing-duration>
    <meta:editing-cycles>1</meta:editing-cycles>
    <meta:document-statistic meta:table-count="0" meta:image-count="0" meta:object-count="0" meta:page-count="3" meta:paragraph-count="33" meta:word-count="527" meta:character-count="3851" meta:non-whitespace-character-count="3358"/>
    <meta:generator>LibreOffice/25.8.4.2$Windows_X86_64 LibreOffice_project/290daaa01b999472f0c7a3890eb6a550fd74c6df</meta:generator>
  </office:meta>
</office:document-meta>
</file>